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7.431cm"/>
    </style:style>
    <style:style style:name="Tabela1.C" style:family="table-column">
      <style:table-column-properties style:column-width="3.9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b44ff" officeooo:paragraph-rsid="000b44ff"/>
    </style:style>
    <style:style style:name="P2" style:family="paragraph" style:parent-style-name="Standard">
      <style:text-properties officeooo:rsid="000a0e46" officeooo:paragraph-rsid="000a0e46"/>
    </style:style>
    <style:style style:name="P3" style:family="paragraph" style:parent-style-name="Standard">
      <style:text-properties officeooo:rsid="000bd633" officeooo:paragraph-rsid="000bd633"/>
    </style:style>
    <style:style style:name="P4" style:family="paragraph" style:parent-style-name="Standard">
      <style:text-properties officeooo:rsid="000d4762" officeooo:paragraph-rsid="000d4762"/>
    </style:style>
    <style:style style:name="P5" style:family="paragraph" style:parent-style-name="Standard">
      <style:text-properties fo:font-weight="bold" officeooo:rsid="000f05ad" officeooo:paragraph-rsid="000f05ad" style:font-weight-asian="bold" style:font-weight-complex="bold"/>
    </style:style>
    <style:style style:name="P6" style:family="paragraph" style:parent-style-name="Standard">
      <style:text-properties fo:font-weight="bold" officeooo:rsid="0010c681" officeooo:paragraph-rsid="0010c681" style:font-weight-asian="bold" style:font-weight-complex="bold"/>
    </style:style>
    <style:style style:name="P7" style:family="paragraph" style:parent-style-name="Standard" style:list-style-name="L1">
      <style:text-properties fo:font-weight="bold" officeooo:rsid="0010c681" officeooo:paragraph-rsid="0010c681" style:font-weight-asian="bold" style:font-weight-complex="bold"/>
    </style:style>
    <style:style style:name="P8" style:family="paragraph" style:parent-style-name="Standard" style:list-style-name="L1">
      <style:text-properties fo:font-weight="bold" officeooo:rsid="0011e496" officeooo:paragraph-rsid="0011e496" style:font-weight-asian="bold" style:font-weight-complex="bold"/>
    </style:style>
    <style:style style:name="P9" style:family="paragraph" style:parent-style-name="Standard" style:list-style-name="L1">
      <style:text-properties fo:font-weight="bold" officeooo:rsid="0015f1a2" officeooo:paragraph-rsid="0015f1a2" style:font-weight-asian="bold" style:font-weight-complex="bold"/>
    </style:style>
    <style:style style:name="P10" style:family="paragraph" style:parent-style-name="Standard" style:list-style-name="L1">
      <style:text-properties fo:font-weight="bold" officeooo:rsid="001780d0" officeooo:paragraph-rsid="001780d0" style:font-weight-asian="bold" style:font-weight-complex="bold"/>
    </style:style>
    <style:style style:name="P11" style:family="paragraph" style:parent-style-name="Standard">
      <style:text-properties fo:font-weight="bold" officeooo:rsid="001780d0" officeooo:paragraph-rsid="001780d0" style:font-weight-asian="bold" style:font-weight-complex="bold"/>
    </style:style>
    <style:style style:name="P12" style:family="paragraph" style:parent-style-name="Standard">
      <style:text-properties fo:font-weight="bold" officeooo:rsid="0019e4ae" officeooo:paragraph-rsid="0019e4ae" style:font-weight-asian="bold" style:font-weight-complex="bold"/>
    </style:style>
    <style:style style:name="P13" style:family="paragraph" style:parent-style-name="Standard" style:list-style-name="L3">
      <style:text-properties fo:font-weight="bold" officeooo:rsid="0019e4ae" officeooo:paragraph-rsid="0019e4ae" style:font-weight-asian="bold" style:font-weight-complex="bold"/>
    </style:style>
    <style:style style:name="P14" style:family="paragraph" style:parent-style-name="Standard" style:list-style-name="L3">
      <style:text-properties fo:font-weight="bold" officeooo:rsid="001ac5f3" officeooo:paragraph-rsid="001ac5f3" style:font-weight-asian="bold" style:font-weight-complex="bold"/>
    </style:style>
    <style:style style:name="P15" style:family="paragraph" style:parent-style-name="Standard" style:list-style-name="L3">
      <style:text-properties fo:font-weight="bold" officeooo:rsid="0021b18b" officeooo:paragraph-rsid="0021b18b" style:font-weight-asian="bold" style:font-weight-complex="bold"/>
    </style:style>
    <style:style style:name="P16" style:family="paragraph" style:parent-style-name="Standard" style:list-style-name="L2">
      <style:text-properties officeooo:rsid="001780d0" officeooo:paragraph-rsid="001780d0"/>
    </style:style>
    <style:style style:name="P17" style:family="paragraph" style:parent-style-name="Standard">
      <style:text-properties fo:font-weight="normal" officeooo:rsid="0019e4ae" officeooo:paragraph-rsid="001780d0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urier 10 Pitch" fo:font-weight="bold" officeooo:rsid="001780d0" officeooo:paragraph-rsid="001780d0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780d0" officeooo:paragraph-rsid="001780d0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780d0"/>
    </style:style>
    <style:style style:name="P21" style:family="paragraph" style:parent-style-name="Header">
      <style:text-properties officeooo:rsid="000a0e46" officeooo:paragraph-rsid="000a0e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780d0" style:font-weight-asian="normal" style:font-weight-complex="normal"/>
    </style:style>
    <style:style style:name="T9" style:family="text">
      <style:text-properties style:text-underline-style="none" officeooo:rsid="001780d0"/>
    </style:style>
    <style:style style:name="T10" style:family="text">
      <style:text-properties fo:color="#ff0000" style:text-underline-style="none"/>
    </style:style>
    <style:style style:name="T11" style:family="text">
      <style:text-properties fo:color="#ff0000" style:text-underline-style="none" fo:font-weight="normal" style:font-weight-asian="normal" style:font-weight-complex="normal"/>
    </style:style>
    <style:style style:name="T12" style:family="text">
      <style:text-properties style:font-name="Liberation Serif1" style:text-underline-style="none"/>
    </style:style>
    <style:style style:name="T13" style:family="text">
      <style:text-properties style:font-name="Liberation Serif1" style:text-underline-style="none" fo:font-weight="normal" style:font-weight-asian="normal" style:font-weight-complex="normal"/>
    </style:style>
    <style:style style:name="T14" style:family="text">
      <style:text-properties style:font-name="Liberation Serif1" style:text-underline-style="none" fo:font-weight="normal" officeooo:rsid="001780d0" style:font-weight-asian="normal" style:font-weight-complex="normal"/>
    </style:style>
    <style:style style:name="T15" style:family="text">
      <style:text-properties style:font-name="Liberation Serif1" style:text-underline-style="none" fo:font-weight="normal" officeooo:rsid="001838a2" style:font-weight-asian="normal" style:font-weight-complex="normal"/>
    </style:style>
    <style:style style:name="T16" style:family="text">
      <style:text-properties style:font-name="Liberation Serif1" style:text-underline-style="none" fo:font-weight="normal" officeooo:rsid="001ca004" style:font-weight-asian="normal" style:font-weight-complex="normal"/>
    </style:style>
    <style:style style:name="T17" style:family="text">
      <style:text-properties style:font-name="Liberation Serif1" style:text-underline-style="none" fo:font-weight="bold" officeooo:rsid="001780d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Suspensão [MoDeReCoTuPa]</text:p>
          </table:table-cell>
          <table:table-cell table:style-name="Tabela1.A1" office:value-type="string">
            <text:p text:style-name="P1">Extinção</text:p>
          </table:table-cell>
          <table:table-cell table:style-name="Tabela1.C1" office:value-type="string">
            <text:p text:style-name="P1">Exclusão</text:p>
          </table:table-cell>
        </table:table-row>
        <table:table-row>
          <table:table-cell table:style-name="Tabela1.A2" office:value-type="string">
            <text:p text:style-name="P1">Moratória</text:p>
            <text:p text:style-name="P1">Depósito do montante integral</text:p>
            <text:p text:style-name="P1">Reclamações e recursos</text:p>
            <text:p text:style-name="P1">Concessão de liminar em MS</text:p>
            <text:p text:style-name="P1">Tutela antecipada</text:p>
            <text:p text:style-name="P1">Parcelamento</text:p>
          </table:table-cell>
          <table:table-cell table:style-name="Tabela1.A2" office:value-type="string">
            <text:p text:style-name="P1">Pagamento</text:p>
            <text:p text:style-name="P1">Compensação</text:p>
            <text:p text:style-name="P1">Transação</text:p>
            <text:p text:style-name="P1">Remissão</text:p>
            <text:p text:style-name="P1">Prescrição e decadência</text:p>
            <text:p text:style-name="P1">Conversão do depósito em renda</text:p>
            <text:p text:style-name="P1">Pgto. antecipado e homol. do lançamento</text:p>
            <text:p text:style-name="P1">Consignação em pagamento</text:p>
            <text:p text:style-name="P1">Decisão administrativa irreformável</text:p>
            <text:p text:style-name="P1">Decisão judicial transitada em julgado</text:p>
            <text:p text:style-name="P1">Dação em pagamento de bens <text:span text:style-name="T4">I</text:span><text:span text:style-name="T1">móveis</text:span></text:p>
          </table:table-cell>
          <table:table-cell table:style-name="Tabela1.C2" office:value-type="string">
            <text:p text:style-name="P1">Anistia</text:p>
            <text:p text:style-name="P1">Isenção</text:p>
          </table:table-cell>
        </table:table-row>
      </table:table>
      <text:p text:style-name="P2"/>
      <text:p text:style-name="P3">O CT regularmente constituído só pode ter sua exigibilidade <text:span text:style-name="T1">suspensa</text:span><text:span text:style-name="T2"> no casos previstos no </text:span><text:span text:style-name="T1">CTN</text:span><text:span text:style-name="T2">.</text:span></text:p>
      <text:p text:style-name="P3"><text:span text:style-name="T2"/></text:p>
      <text:p text:style-name="P4"><text:span text:style-name="T2">O que se suspende é a </text:span><text:span text:style-name="T1">exigibilidade</text:span><text:span text:style-name="T2"> do CT, e não o dever de lançar. A autoridade </text:span><text:span text:style-name="T1">constitui</text:span><text:span text:style-name="T2"> o CT, mas fica impedida de realizar a cobrança do tributo ou penalidade.</text:span></text:p>
      <text:p text:style-name="P4"><text:span text:style-name="T2"/></text:p>
      <text:p text:style-name="P5">Atenção!<text:span text:style-name="T2"> Quando a causa suspensiva ocorre </text:span><text:span text:style-name="T5">antes</text:span><text:span text:style-name="T7"> do lançamento, fica estranho suspender algo que nem chegou a ser exigido. Portanto, na prova, pode ser dito que quando a causa suspensiva ocorre </text:span><text:span text:style-name="T5">antes</text:span><text:span text:style-name="T7"> do lançamento, a </text:span><text:span text:style-name="T6">exigibilidade do crédito tributário fica impedida de ocorrer</text:span><text:span text:style-name="T7">.</text:span></text:p>
      <text:p text:style-name="P5"><text:span text:style-name="T7"/></text:p>
      <text:p text:style-name="P6"><text:span text:style-name="T8">Aspectos gerais da </text:span><text:span text:style-name="T9">m</text:span><text:span text:style-name="T6">oratória</text:span><text:span text:style-name="T7">:</text:span></text:p>
      <text:list xml:id="list6392126947889768538" text:style-name="L1">
        <text:list-item>
          <text:p text:style-name="P7"><text:span text:style-name="T7">dilação do prazo para cumprimento da obrigação;</text:span></text:p>
        </text:list-item>
        <text:list-item>
          <text:p text:style-name="P7"><text:span text:style-name="T7">moratória </text:span><text:span text:style-name="T6">em caráter geral</text:span><text:span text:style-name="T7">:</text:span></text:p>
          <text:list>
            <text:list-item>
              <text:p text:style-name="P7"><text:span text:style-name="T7">só pode ser concedida por PJ de direito público competente p/ instituir o tributo; ou </text:span><text:span text:style-name="T11">[</text:span><text:span text:style-name="T10">autônoma</text:span><text:span text:style-name="T11">]</text:span></text:p>
            </text:list-item>
            <text:list-item>
              <text:p text:style-name="P7"><text:span text:style-name="T7">pela União, quanto a tributos dos E, DF ou M, quando </text:span><text:span text:style-name="T5">simultaneamente</text:span><text:span text:style-name="T7"> concedida quanto aos tributos de competência federal e às obrigações de direito privado; </text:span><text:span text:style-name="T11">[</text:span><text:span text:style-name="T10">heterônoma</text:span><text:span text:style-name="T11">]</text:span></text:p>
            </text:list-item>
          </text:list>
        </text:list-item>
        <text:list-item>
          <text:p text:style-name="P7"><text:span text:style-name="T7">moratória </text:span><text:span text:style-name="T6">em caráter individual</text:span><text:span text:style-name="T7">: por despacho da autoridade administrativa, desde que autorizada </text:span><text:span text:style-name="T6">por lei</text:span><text:span text:style-name="T7"> nas condições do inciso anterior;</text:span></text:p>
        </text:list-item>
        <text:list-item>
          <text:p text:style-name="P8"><text:span text:style-name="T6">pode</text:span><text:span text:style-name="T7"> ser concedida:</text:span></text:p>
          <text:list>
            <text:list-item>
              <text:p text:style-name="P8"><text:span text:style-name="T7">de modo total (abrange todo o território do ente tributante); ou</text:span></text:p>
            </text:list-item>
            <text:list-item>
              <text:p text:style-name="P8"><text:span text:style-name="T7">de modo parcial (abrange apenas um território circunscrito dentro do território do ente tributante);</text:span></text:p>
            </text:list-item>
          </text:list>
        </text:list-item>
        <text:list-item>
          <text:p text:style-name="P8"><text:span text:style-name="T7">salvo disposição legal contrária, abrange somente os FGs cujo </text:span><text:span text:style-name="T6">CT já constituído</text:span><text:span text:style-name="T7"> ou que esteja </text:span><text:span text:style-name="T6">em fase de lançamento</text:span><text:span text:style-name="T7">;</text:span></text:p>
        </text:list-item>
        <text:list-item>
          <text:p text:style-name="P8"><text:span text:style-name="T6">dolo, fraude ou simulação </text:span><text:span text:style-name="T7">do sujeito passivo </text:span><text:span text:style-name="T6">NÃO</text:span><text:span text:style-name="T7"> permitirão a concessão de moratória;</text:span></text:p>
        </text:list-item>
        <text:list-item>
          <text:p text:style-name="P9"><text:span text:style-name="T6">requisitos</text:span><text:span text:style-name="T7"> da lei de concessão:</text:span></text:p>
          <text:list>
            <text:list-item>
              <text:p text:style-name="P9"><text:span text:style-name="T7">prazo;</text:span></text:p>
            </text:list-item>
            <text:list-item>
              <text:p text:style-name="P9"><text:span text:style-name="T7">condições da concessão do favor em caráter individual;</text:span></text:p>
            </text:list-item>
            <text:list-item>
              <text:p text:style-name="P9"><text:span text:style-name="T7">sendo o caso:</text:span></text:p>
              <text:list>
                <text:list-item>
                  <text:p text:style-name="P9"><text:span text:style-name="T7">tributos a que se aplica;</text:span></text:p>
                </text:list-item>
                <text:list-item>
                  <text:p text:style-name="P9"><text:span text:style-name="T7">nº de prestações e seus vencimentos; </text:span><text:span text:style-name="T11">[moratória em caráter individual]</text:span></text:p>
                </text:list-item>
                <text:list-item>
                  <text:p text:style-name="P9"><text:span text:style-name="T7">garantias a serem oferecidas pelo beneficiário; </text:span><text:span text:style-name="T11">[moratória em caráter individual]</text:span></text:p>
                </text:list-item>
              </text:list>
            </text:list-item>
          </text:list>
        </text:list-item>
        <text:list-item>
          <text:p text:style-name="P10"><text:span text:style-name="T7">tem caráter </text:span><text:span text:style-name="T6">excepcional</text:span><text:span text:style-name="T7"> (reparação por desastres naturais, fatores econômicos e sociais);</text:span></text:p>
        </text:list-item>
        <text:list-item>
          <text:p text:style-name="P10"><text:span text:style-name="T7">CTN </text:span><text:span text:style-name="T6">não</text:span><text:span text:style-name="T7"> menciona cobrança de juros.</text:span></text:p>
        </text:list-item>
      </text:list>
      <text:p text:style-name="P11"><text:soft-page-break/><text:span text:style-name="T7"/></text:p>
      <text:p text:style-name="P18"><text:span text:style-name="T7">CTN, Art. 155. A concessão da moratória em caráter individual </text:span><text:span text:style-name="T6">não</text:span><text:span text:style-name="T7"> gera direito adquirido e será </text:span><text:span text:style-name="T6">revogado de ofício</text:span><text:span text:style-name="T7"> sempre que se apure que o beneficiado </text:span><text:span text:style-name="T6">não satisfazia ou deixou de cumprir os requisitos </text:span><text:span text:style-name="T7">para a concessão do favor, </text:span><text:span text:style-name="T3">cobrando-se o crédito acrescido de juros de mora</text:span><text:span text:style-name="T7">:</text:span></text:p>
      <text:p text:style-name="P18"><text:span text:style-name="T7">I – com imposição da penalidade cabível nos casos de </text:span><text:span text:style-name="T6">dolo ou simulação</text:span><text:span text:style-name="T7"> do beneficiado, ou de 3º em benefício daquele;</text:span></text:p>
      <text:p text:style-name="P18"><text:span text:style-name="T7">II – sem imposição da penalidade, nos demais casos.</text:span></text:p>
      <text:p text:style-name="P18"><text:span text:style-name="T7">Parágrafo único. No caso do inciso I, o tempo decorrido entre a concessão da moratória e sua revogação </text:span><text:span text:style-name="T6">não</text:span><text:span text:style-name="T7"> se computa para efeito de prescrição do direito à cobrança do crédito; no caso do inciso II, a revogação </text:span><text:span text:style-name="T6">só pode ocorrer </text:span><text:span text:style-name="T3">antes</text:span><text:span text:style-name="T7"> de prescrito o referido direito.</text:span></text:p>
      <text:p text:style-name="P19"><text:span text:style-name="T7"/></text:p>
      <text:p text:style-name="P20"><text:span text:style-name="T14">O art. 155 também se aplica aos seguintes benefícios fiscais concedidos </text:span><text:span text:style-name="T17">em caráter individual</text:span><text:span text:style-name="T14">: </text:span><text:span text:style-name="T15">[Par A Is Mo Re]</text:span></text:p>
      <text:list xml:id="list4671794994462567231" text:style-name="L2">
        <text:list-item>
          <text:p text:style-name="P16"><text:span text:style-name="T13">parcelamento;</text:span></text:p>
        </text:list-item>
        <text:list-item>
          <text:p text:style-name="P16"><text:span text:style-name="T13">remissão;</text:span></text:p>
        </text:list-item>
        <text:list-item>
          <text:p text:style-name="P16"><text:span text:style-name="T13">isenção; e</text:span></text:p>
        </text:list-item>
        <text:list-item>
          <text:p text:style-name="P16"><text:span text:style-name="T13">anistia.</text:span></text:p>
        </text:list-item>
      </text:list>
      <text:p text:style-name="P17"><text:span text:style-name="T12"/></text:p>
      <text:p text:style-name="P12"><text:span text:style-name="T12">Parcelamento</text:span><text:span text:style-name="T13">:</text:span></text:p>
      <text:list xml:id="list3779803049356822353" text:style-name="L3">
        <text:list-item>
          <text:p text:style-name="P13"><text:span text:style-name="T13">por </text:span><text:span text:style-name="T12">lei específica</text:span><text:span text:style-name="T13">;</text:span></text:p>
        </text:list-item>
        <text:list-item>
          <text:p text:style-name="P13"><text:span text:style-name="T12">não</text:span><text:span text:style-name="T13"> exclui a incidência de juros e multas (exceto se previsto de forma contrária na lei);</text:span></text:p>
        </text:list-item>
        <text:list-item>
          <text:p text:style-name="P14"><text:span text:style-name="T13">subsidiariamente se aplicam as regras da moratória;</text:span></text:p>
        </text:list-item>
        <text:list-item>
          <text:p text:style-name="P14"><text:span text:style-name="T13">STJ: o parcelamento </text:span><text:span text:style-name="T12">não</text:span><text:span text:style-name="T13"> equivale ao pagamento do tributo, logo </text:span><text:span text:style-name="T12">não é suficiente para configurar a denúncia espontânea</text:span><text:span text:style-name="T16">;</text:span></text:p>
        </text:list-item>
        <text:list-item>
          <text:p text:style-name="P15"><text:span text:style-name="T16">c</text:span><text:span text:style-name="T13">ada ente terá 2 leis específicas, uma com regras genéricas do parcelamento, outra com regras especiais para o parcelamento das empresas em recuperação judicial;</text:span></text:p>
        </text:list-item>
        <text:list-item>
          <text:p text:style-name="P15"><text:span text:style-name="T13">se o ente </text:span><text:span text:style-name="T12">não</text:span><text:span text:style-name="T13"> tiver a lei com regras especiais para o parcelamento das empresas em recuperação judicial, aplicar-se-á a lei genérica, </text:span><text:span text:style-name="T12">não podendo esta ter prazo de parcelamento inferior à lei específica sobre parcelamento em recuperação judicial</text:span><text:span text:style-name="T1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e46" officeooo:paragraph-rsid="000a0e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Suspensão e exclus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28:11.194730114</meta:creation-date>
    <dc:date>2018-10-01T12:44:35.215213143</dc:date>
    <meta:editing-duration>PT47M41S</meta:editing-duration>
    <meta:editing-cycles>17</meta:editing-cycles>
    <meta:generator>LibreOffice/5.2.7.2$Linux_x86 LibreOffice_project/20m0$Build-2</meta:generator>
    <meta:document-statistic meta:table-count="1" meta:image-count="0" meta:object-count="0" meta:page-count="2" meta:paragraph-count="62" meta:word-count="631" meta:character-count="3902" meta:non-whitespace-character-count="3359"/>
  </office:meta>
</office:document-meta>
</file>